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FACE TO LYRICAL BALLADS</text:p>
      <text:p text:style-name="P1"/>
      <text:p text:style-name="Standard"/>
      <text:p text:style-name="Standard"/>
      <text:p text:style-name="Standard"/>
      <text:p text:style-name="Standard"/>
      <text:p text:style-name="Standard"><text:s text:c="6"/>- <text:tab/>Daffodils</text:p>
      <text:list xml:id="list2332225417496178193" text:style-name="L1">
        <text:list-item>
          <text:p text:style-name="P2">The solitary reaper</text:p>
        </text:list-item>
        <text:list-item>
          <text:p text:style-name="P2">The thorn</text:p>
        </text:list-item>
      </text:list>
      <text:list xml:id="list2585181061475471940" text:style-name="L2">
        <text:list-header>
          <text:p text:style-name="P3"/>
        </text:list-header>
      </text:list>
      <text:p text:style-name="Standard"/>
      <text:p text:style-name="Standard">The principal purpose was to <text:span text:style-name="T2">make interesting common things.</text:span></text:p>
      <text:p text:style-name="Standard">It was choosed the <text:span text:style-name="T2">humble life </text:span>because in that condition the essential passions of the heart were more exposed and our feelings can be contempleted and comunicated with more strong.</text:p>
      <text:p text:style-name="Standard"/>
      <text:p text:style-name="Standard">the <text:span text:style-name="T2">poet used imagination</text:span> when described these elements.</text:p>
      <text:p text:style-name="Standard">Usual things presented like unusual things.</text:p>
      <text:p text:style-name="Standard"/>
      <text:p text:style-name="Standard">The passion of men are incorporated in nature. (<text:span text:style-name="T1">Poet and nature share the same feelings.</text:span>)</text:p>
      <text:p text:style-name="Standard"/>
      <text:p text:style-name="Standard">[..] the meditation corrispond to emotion.</text:p>
      <text:p text:style-name="Standard"/>
      <text:p text:style-name="Standard">Wordsworth described the<text:span text:style-name="T2"> supernatural in nature</text:span></text:p>
      <text:p text:style-name="Standard">for him the <text:span text:style-name="T2">nature corrisponds to the author feelings.</text:span></text:p>
      <text:p text:style-name="Standard">He described common thing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M41S</meta:editing-duration>
    <meta:editing-cycles>6</meta:editing-cycles>
    <meta:generator>OpenOffice/4.1.3$Win32 OpenOffice.org_project/413m1$Build-9783</meta:generator>
    <dc:date>2017-10-17T21:39:14.39</dc:date>
    <dc:creator>Cristian Borelli</dc:creator>
    <meta:document-statistic meta:table-count="0" meta:image-count="0" meta:object-count="0" meta:page-count="1" meta:paragraph-count="13" meta:word-count="106" meta:character-count="673"/>
    <meta:user-defined meta:name="Info 1"/>
    <meta:user-defined meta:name="Info 2"/>
    <meta:user-defined meta:name="Info 3"/>
    <meta:user-defined meta:name="Info 4"/>
  </office:meta>
</office:document-meta>
</file>